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2.6cm" svg:x="2.2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2.6cm" svg:x="2.5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4.1cm" svg:x="4.4cm" svg:y="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.5cm" svg:x="6.5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1.5cm" svg:x="8.8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.2cm" svg:x="8.3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4.9cm" svg:x="10.8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1.3cm" svg:x="14.2cm" svg:y="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8cm" svg:x="1.7cm" svg:y="5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739cm" svg:height="0.729cm" svg:x="11.8cm" svg:y="7.5cm">
          <draw:text-box>
            <text:p><text:span text:style-name="T1">1</text:span></text:p>
          </draw:text-box>
        </draw:frame>
        <draw:frame draw:style-name="gr2" draw:text-style-name="P2" draw:layer="layout" svg:width="0.739cm" svg:height="0.729cm" svg:x="8.7cm" svg:y="6.4cm">
          <draw:text-box>
            <text:p><text:span text:style-name="T1">2</text:span></text:p>
          </draw:text-box>
        </draw:frame>
        <draw:frame draw:style-name="gr2" draw:text-style-name="P2" draw:layer="layout" svg:width="0.739cm" svg:height="0.729cm" svg:x="8.5cm" svg:y="8.6cm">
          <draw:text-box>
            <text:p text:style-name="P2"><text:span text:style-name="T1">3</text:span></text:p>
          </draw:text-box>
        </draw:frame>
        <draw:frame draw:style-name="gr2" draw:text-style-name="P2" draw:layer="layout" svg:width="0.739cm" svg:height="0.729cm" svg:x="6.7cm" svg:y="7.2cm">
          <draw:text-box>
            <text:p><text:span text:style-name="T1">4</text:span></text:p>
          </draw:text-box>
        </draw:frame>
        <draw:frame draw:style-name="gr2" draw:text-style-name="P2" draw:layer="layout" svg:width="0.739cm" svg:height="0.729cm" svg:x="4.9cm" svg:y="7.9cm">
          <draw:text-box>
            <text:p><text:span text:style-name="T1">5</text:span></text:p>
          </draw:text-box>
        </draw:frame>
        <draw:frame draw:style-name="gr2" draw:text-style-name="P2" draw:layer="layout" svg:width="0.739cm" svg:height="0.729cm" svg:x="2.9cm" svg:y="7.7cm">
          <draw:text-box>
            <text:p><text:span text:style-name="T1">6</text:span></text:p>
          </draw:text-box>
        </draw:frame>
        <draw:frame draw:style-name="gr2" draw:text-style-name="P2" draw:layer="layout" svg:width="0.739cm" svg:height="0.729cm" svg:x="14.2cm" svg:y="2.6cm">
          <draw:text-box>
            <text:p><text:span text:style-name="T1">7</text:span></text:p>
          </draw:text-box>
        </draw:frame>
        <draw:frame draw:style-name="gr2" draw:text-style-name="P2" draw:layer="layout" svg:width="0.739cm" svg:height="0.729cm" svg:x="3.8cm" svg:y="2.8cm">
          <draw:text-box>
            <text:p><text:span text:style-name="T1">8</text:span></text:p>
          </draw:text-box>
        </draw:frame>
        <draw:frame draw:style-name="gr2" draw:text-style-name="P2" draw:layer="layout" svg:width="0.739cm" svg:height="0.729cm" svg:x="1.6cm" svg:y="5.7cm">
          <draw:text-box>
            <text:p><text:span text:style-name="T1">9</text:span></text:p>
          </draw:text-box>
        </draw:frame>
        <draw:frame draw:style-name="gr2" draw:text-style-name="P2" draw:layer="layout" svg:width="16.25cm" svg:height="4.553cm" svg:x="2.2cm" svg:y="11.9cm">
          <draw:text-box>
            <text:p><text:span text:style-name="T1">1- ESP 8266</text:span></text:p>
            <text:p><text:span text:style-name="T1">2- module RTC</text:span></text:p>
            <text:p><text:span text:style-name="T1">3- module convertisseur A/N</text:span></text:p>
            <text:p><text:span text:style-name="T1">4- relais charge batteries</text:span></text:p>
            <text:p><text:span text:style-name="T1">5 Step up alimentation pompe ( 9v )</text:span><text:span text:style-name="T2"> vous sera remis le mercredi 23 Janvier 2019</text:span></text:p>
            <text:p><text:span text:style-name="T1">6 Step up alimentation ESP et relais pompe ( 5v )</text:span><text:span text:style-name="T2"> en attente livraison</text:span></text:p>
            <text:p><text:span text:style-name="T3">7 module DHT22</text:span></text:p>
            <text:p><text:span text:style-name="T3">8 module relais pompe</text:span></text:p>
            <text:p><text:span text:style-name="T3">9 Pont diviseur de tension</text:span><text:span text:style-name="T2"> en attente de livrais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py56 </meta:initial-creator>
    <meta:creation-date>2019-01-17T14:35:59.414871934</meta:creation-date>
    <dc:date>2019-01-17T14:50:39.493337395</dc:date>
    <dc:creator>papy56 </dc:creator>
    <meta:editing-duration>PT6S</meta:editing-duration>
    <meta:editing-cycles>2</meta:editing-cycles>
    <meta:generator>LibreOffice/4.2.8.2$Linux_X86_64 LibreOffice_project/420m0$Build-2</meta:generator>
    <meta:document-statistic meta:object-count="19"/>
  </office:meta>
</office:document-meta>
</file>